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s IPO Technologie</text:p>
      <text:p text:style-name="Standard"/>
      <text:p text:style-name="Standard">A. Distinguer les différents acteurs externes et internes à ce processus.</text:p>
      <text:p text:style-name="Standard"><text:tab/>Les différents acteurs sont :</text:p>
      <text:p text:style-name="Standard">- client (externe)</text:p>
      <text:p text:style-name="Standard">- secrétaire commercial, service approvisionnement.(interne)</text:p>
      <text:p text:style-name="Standard"/>
      <text:p text:style-name="Standard">B. </text:p>
      <text:p text:style-name="Standard"><text:tab/>Processus de gestion de commande</text:p>
      <text:p text:style-name="Standard"/>
      <text:p text:style-name="Standard">C.</text:p>
      <text:p text:style-name="Standard"><text:tab/>deux ! exemple saisie de la commande</text:p>
      <text:p text:style-name="Standard"/>
      <text:p text:style-name="Standard">D.</text:p>
      <text:p text:style-name="Standard"><text:tab/>Suite à demande de client ou opération journalière</text:p>
      <text:p text:style-name="Standard"/>
      <text:p text:style-name="Standard">E. </text:p>
      <text:p text:style-name="Standard"><text:tab/>Dossier classé (bon de livraison, accusé de réception) ou demande de réapprovisionnement (dossier en attente)</text:p>
      <text:p text:style-name="Standard"/>
      <text:p text:style-name="Standard">F.</text:p>
      <text:p text:style-name="Standard"><text:tab/>Approvisionnement, fournitu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3:40:11.84</meta:creation-date>
    <dc:date>2013-12-18T15:15:03.26</dc:date>
    <meta:editing-duration>PT33M16S</meta:editing-duration>
    <meta:editing-cycles>2</meta:editing-cycles>
    <meta:generator>OpenOffice/4.0.0$Win32 OpenOffice.org_project/400m3$Build-9702</meta:generator>
    <meta:document-statistic meta:table-count="0" meta:image-count="0" meta:object-count="0" meta:page-count="1" meta:paragraph-count="15" meta:word-count="69" meta:character-count="473"/>
  </office:meta>
</office:document-meta>
</file>